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9000000CBF84DD856A652DBAB.png" manifest:media-type="image/png"/>
  <manifest:file-entry manifest:full-path="Pictures/10000201000000E1000000E168DEEF09D64092DA.png" manifest:media-type="image/png"/>
  <manifest:file-entry manifest:full-path="Pictures/10000201000002B20000014F4FE2E33FE33CB0C1.png" manifest:media-type="image/png"/>
  <manifest:file-entry manifest:full-path="Pictures/10000201000000F200000107FE1278EC19143D39.png" manifest:media-type="image/png"/>
  <manifest:file-entry manifest:full-path="Pictures/1000020100000BBB000000E1D9D86DFF4224DCFD.png" manifest:media-type="image/png"/>
  <manifest:file-entry manifest:full-path="Pictures/10000201000002000000020032E4BA903ED5A98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1" svg:font-family="'Palatino Linotype'" style:font-family-generic="roman"/>
    <style:font-face style:name="Palatino Linotype2" svg:font-family="'Palatino Linotype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ff860d" draw:fill="solid" draw:fill-color="#ffb66c" draw:textarea-horizontal-align="center" draw:textarea-vertical-align="top" draw:auto-grow-height="false" fo:min-height="3.54cm" fo:min-width="5.19cm"/>
    </style:style>
    <style:style style:name="gr3" style:family="graphic" style:parent-style-name="standard">
      <style:graphic-properties svg:stroke-color="#069a2e" draw:fill="solid" draw:fill-color="#afd095" draw:textarea-horizontal-align="center" draw:textarea-vertical-align="top" draw:auto-grow-height="false" fo:min-height="2.006cm" fo:min-width="2.056cm"/>
    </style:style>
    <style:style style:name="gr4" style:family="graphic" style:parent-style-name="standard">
      <style:graphic-properties svg:stroke-color="#ff860d" draw:fill="solid" draw:fill-color="#ffb66c" draw:textarea-horizontal-align="center" draw:textarea-vertical-align="top" draw:auto-grow-height="false" fo:min-height="3.54cm" fo:min-width="4.089cm"/>
    </style:style>
    <style:style style:name="gr5" style:family="graphic" style:parent-style-name="objectwithoutfill">
      <style:graphic-properties svg:stroke-width="0.05cm" svg:stroke-color="#0073b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67cm"/>
    </style:style>
    <style:style style:name="gr8" style:family="graphic" style:parent-style-name="standard">
      <style:graphic-properties draw:stroke="none" svg:stroke-color="#000000" draw:fill="none" draw:fill-color="#ffffff" fo:min-height="0.78cm"/>
    </style:style>
    <style:style style:name="gr9" style:family="graphic" style:parent-style-name="objectwithoutfill">
      <style:graphic-properties svg:stroke-width="0.05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69a2e" draw:fill="solid" draw:fill-color="#afd095" draw:textarea-horizontal-align="center" draw:textarea-vertical-align="top" draw:auto-grow-height="false" fo:min-height="1.194cm" fo:min-width="2.444cm"/>
    </style:style>
    <style:style style:name="gr11" style:family="graphic" style:parent-style-name="standard">
      <style:graphic-properties draw:fill="none" draw:textarea-horizontal-align="justify" draw:textarea-vertical-align="top" draw:auto-grow-height="false" fo:min-height="4.35cm" fo:min-width="3.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width="0cm" svg:stroke-color="#000000" draw:marker-start-width="0.215cm" draw:marker-end="Arrow" draw:marker-end-width="0.1cm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color="#069a2e" draw:fill="solid" draw:fill-color="#afd095" draw:textarea-horizontal-align="center" draw:textarea-vertical-align="middle" draw:auto-grow-height="false" fo:min-height="1.104cm" fo:min-width="4.854cm"/>
    </style:style>
    <style:style style:name="gr15" style:family="graphic" style:parent-style-name="standard">
      <style:graphic-properties svg:stroke-color="#5983b0" draw:fill="solid" draw:fill-color="#729fcf" draw:textarea-horizontal-align="center" draw:textarea-vertical-align="middle" draw:auto-grow-height="false" fo:min-height="1.104cm" fo:min-width="4.854cm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svg:stroke-color="#000000" draw:marker-end="Arrow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cm"/>
    </style:style>
    <style:style style:name="gr19" style:family="graphic" style:parent-style-name="standard">
      <style:graphic-properties draw:stroke="none" svg:stroke-color="#000000" draw:fill="none" draw:fill-color="#ffffff" fo:min-height="0.35cm"/>
    </style:style>
    <style:style style:name="gr20" style:family="graphic" style:parent-style-name="standard">
      <style:graphic-properties svg:stroke-color="#ff860d" draw:fill="solid" draw:fill-color="#ffb66c" draw:textarea-horizontal-align="center" draw:textarea-vertical-align="middle" draw:auto-grow-height="false" fo:min-height="0.744cm" fo:min-width="2.694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draw:stroke="dash" draw:stroke-dash="Fine_20_Dashed" svg:stroke-width="0.1cm" svg:stroke-color="#ed4c05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b66c"/>
      <style:paragraph-properties fo:text-align="center"/>
      <style:text-properties style:font-name="Palatino Linotype2" fo:font-size="14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afd095"/>
      <style:paragraph-properties fo:text-align="center"/>
      <style:text-properties style:font-name="Palatino Linotype2" fo:font-size="12pt" fo:font-weight="normal" style:font-size-asian="18pt" style:font-weight-asian="normal" style:font-size-complex="18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Palatino Linotype2" fo:font-size="14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style:font-name="Palatino Linotype2" fo:font-size="16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Palatino Linotype2" fo:font-size="16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Palatino Linotype2" fo:font-size="14pt" style:font-size-asian="18pt" style:font-size-complex="18pt"/>
    </style:style>
    <style:style style:name="P9" style:family="paragraph">
      <style:paragraph-properties fo:text-align="center"/>
      <style:text-properties fo:font-size="16pt" style:font-size-asian="18pt" style:font-size-complex="18pt"/>
    </style:style>
    <style:style style:name="P10" style:family="paragraph">
      <loext:graphic-properties draw:fill="solid" draw:fill-color="#afd095"/>
      <style:paragraph-properties fo:text-align="center"/>
      <style:text-properties style:font-name="Palatino Linotype2" fo:font-size="16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solid" draw:fill-color="#729fcf"/>
      <style:paragraph-properties fo:text-align="center"/>
      <style:text-properties style:font-name="Palatino Linotype2" fo:font-size="16pt" fo:font-weight="normal" style:font-size-asian="18pt" style:font-weight-asian="normal" style:font-size-complex="18pt" style:font-weight-complex="normal"/>
    </style:style>
    <style:style style:name="P12" style:family="paragraph">
      <style:text-properties fo:font-size="16pt" style:font-size-asian="18pt" style:font-size-complex="18pt"/>
    </style:style>
    <style:style style:name="P13" style:family="paragraph">
      <loext:graphic-properties draw:fill="none" draw:fill-color="#ffffff"/>
      <style:text-properties fo:font-size="16pt" style:font-size-asian="18pt" style:font-size-complex="18pt"/>
    </style:style>
    <style:style style:name="P14" style:family="paragraph">
      <style:text-properties fo:font-size="14pt" style:font-size-asian="18pt" style:font-size-complex="18pt"/>
    </style:style>
    <style:style style:name="P15" style:family="paragraph">
      <loext:graphic-properties draw:fill="none" draw:fill-color="#ffffff"/>
      <style:text-properties fo:font-size="14pt" style:font-size-asian="18pt" style:font-size-complex="18pt"/>
    </style:style>
    <style:style style:name="P16" style:family="paragraph">
      <loext:graphic-properties draw:fill="solid" draw:fill-color="#ffb66c"/>
      <style:paragraph-properties fo:text-align="center"/>
      <style:text-properties style:font-name="Palatino Linotype2" fo:font-size="16pt" fo:font-weight="normal" style:font-size-asian="18pt" style:font-weight-asian="normal" style:font-size-complex="18pt" style:font-weight-complex="normal"/>
    </style:style>
    <style:style style:name="T1" style:family="text">
      <style:text-properties style:font-name="Palatino Linotype2" fo:font-size="14pt" fo:font-weight="bold" style:font-size-asian="18pt" style:font-weight-asian="bold" style:font-size-complex="18pt" style:font-weight-complex="bold"/>
    </style:style>
    <style:style style:name="T2" style:family="text">
      <style:text-properties style:font-name="Palatino Linotype2" fo:font-size="12pt" fo:font-weight="normal" style:font-size-asian="18pt" style:font-weight-asian="normal" style:font-size-complex="18pt" style:font-weight-complex="normal"/>
    </style:style>
    <style:style style:name="T3" style:family="text">
      <style:text-properties style:font-name="Palatino Linotype2" fo:font-size="16pt" style:font-size-asian="18pt" style:font-size-complex="18pt"/>
    </style:style>
    <style:style style:name="T4" style:family="text">
      <style:text-properties style:font-name="Palatino Linotype2" fo:font-size="12pt" fo:font-weight="bold" style:font-size-asian="18pt" style:font-weight-asian="bold" style:font-size-complex="18pt" style:font-weight-complex="bold"/>
    </style:style>
    <style:style style:name="T5" style:family="text">
      <style:text-properties style:font-name="Palatino Linotype2" fo:font-size="16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cm" svg:height="0.001cm" svg:x="-2.1cm" svg:y="9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1cm" svg:height="4.2cm" svg:x="2cm" svg:y="9.5cm">
          <text:p text:style-name="P1"><text:span text:style-name="T1">COMPS</text:span><text:span text:style-name="T1">s Ma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2.5cm" svg:x="2.2cm" svg:y="10.8cm">
          <text:p text:style-name="P1"><text:span text:style-name="T2">DistroStre</text:span><text:span text:style-name="T2">am</text:span></text:p>
          <text:p text:style-name="P1"><text:span text:style-name="T2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2.5cm" svg:x="5.1cm" svg:y="10.8cm">
          <text:p text:style-name="P1"><text:span text:style-name="T2">DistroStre</text:span><text:span text:style-name="T2">am</text:span></text:p>
          <text:p text:style-name="P1"><text:span text:style-name="T2">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999cm" svg:height="4.2cm" svg:x="8.801cm" svg:y="9.501cm">
          <text:p text:style-name="P1"><text:span text:style-name="T1">COMPS</text:span><text:span text:style-name="T1">s </text:span><text:span text:style-name="T1">Work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999cm" svg:height="4.2cm" svg:x="14.001cm" svg:y="9.502cm">
          <text:p text:style-name="P1"><text:span text:style-name="T1">C</text:span><text:span text:style-name="T1">O</text:span><text:span text:style-name="T1">M</text:span><text:span text:style-name="T1">P</text:span><text:span text:style-name="T1">S</text:span><text:span text:style-name="T1">s</text:span><text:span text:style-name="T1"> </text:span><text:span text:style-name="T1">W</text:span><text:span text:style-name="T1">o</text:span><text:span text:style-name="T1">r</text:span><text:span text:style-name="T1">k</text:span><text:span text:style-name="T1">e</text:span><text:span text:style-name="T1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3.6cm" svg:y1="13.3cm" svg:x2="3.6cm" svg:y2="16.2cm">
          <text:p/>
        </draw:line>
        <draw:frame draw:style-name="gr6" draw:text-style-name="P4" draw:layer="layout" svg:width="18.999cm" svg:height="1.422cm" svg:x="1cm" svg:y="16.078cm">
          <draw:image xlink:href="Pictures/1000020100000BBB000000E1D9D86DFF4224DCFD.png" xlink:type="simple" xlink:show="embed" xlink:actuate="onLoad" loext:mime-type="image/png">
            <text:p/>
          </draw:image>
        </draw:frame>
        <draw:custom-shape draw:style-name="gr3" draw:text-style-name="P3" xml:id="id2" draw:id="id2" draw:layer="layout" svg:width="2.8cm" svg:height="2.5cm" svg:x="10.8cm" svg:y="10.8cm">
          <text:p text:style-name="P1"><text:span text:style-name="T2">D</text:span><text:span text:style-name="T2">i</text:span><text:span text:style-name="T2">s</text:span><text:span text:style-name="T2">t</text:span><text:span text:style-name="T2">r</text:span><text:span text:style-name="T2">o</text:span><text:span text:style-name="T2">S</text:span><text:span text:style-name="T2">t</text:span><text:span text:style-name="T2">r</text:span><text:span text:style-name="T2">e</text:span><text:span text:style-name="T2">a</text:span><text:span text:style-name="T2">m</text:span></text:p>
          <text:p text:style-name="P1"><text:span text:style-name="T2">C</text:span><text:span text:style-name="T2">l</text:span><text:span text:style-name="T2">i</text:span><text:span text:style-name="T2">e</text:span><text:span text:style-name="T2">n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2.5cm" svg:x="16cm" svg:y="10.8cm">
          <text:p text:style-name="P1"><text:span text:style-name="T2">D</text:span><text:span text:style-name="T2">i</text:span><text:span text:style-name="T2">s</text:span><text:span text:style-name="T2">t</text:span><text:span text:style-name="T2">r</text:span><text:span text:style-name="T2">o</text:span><text:span text:style-name="T2">S</text:span><text:span text:style-name="T2">t</text:span><text:span text:style-name="T2">r</text:span><text:span text:style-name="T2">e</text:span><text:span text:style-name="T2">a</text:span><text:span text:style-name="T2">m</text:span></text:p>
          <text:p text:style-name="P1"><text:span text:style-name="T2">C</text:span><text:span text:style-name="T2">l</text:span><text:span text:style-name="T2">i</text:span><text:span text:style-name="T2">e</text:span><text:span text:style-name="T2">n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6.5cm" svg:y1="13.3cm" svg:x2="6.5cm" svg:y2="16.2cm">
          <text:p/>
        </draw:line>
        <draw:line draw:style-name="gr5" draw:text-style-name="P4" draw:layer="layout" svg:x1="12.2cm" svg:y1="13.3cm" svg:x2="12.2cm" svg:y2="16.2cm">
          <text:p/>
        </draw:line>
        <draw:line draw:style-name="gr5" draw:text-style-name="P4" draw:layer="layout" svg:x1="17.4cm" svg:y1="13.3cm" svg:x2="17.4cm" svg:y2="16.2cm">
          <text:p/>
        </draw:line>
        <draw:frame draw:style-name="gr7" draw:text-style-name="P5" draw:layer="layout" svg:width="18.8cm" svg:height="0.924cm" svg:x="1.1cm" svg:y="16.543cm">
          <draw:text-box>
            <text:p text:style-name="P1"><text:span text:style-name="T1">Network</text:span></text:p>
          </draw:text-box>
        </draw:frame>
        <draw:frame draw:style-name="gr6" draw:text-style-name="P4" draw:layer="layout" svg:width="2.001cm" svg:height="2.001cm" svg:x="3.999cm" svg:y="7.8cm">
          <draw:image xlink:href="Pictures/10000201000002000000020032E4BA903ED5A98C.png" xlink:type="simple" xlink:show="embed" xlink:actuate="onLoad" loext:mime-type="image/png">
            <text:p/>
          </draw:image>
        </draw:frame>
        <draw:frame draw:style-name="gr6" draw:text-style-name="P4" draw:layer="layout" svg:width="2.001cm" svg:height="2.001cm" svg:x="10.399cm" svg:y="7.799cm">
          <draw:image xlink:href="Pictures/10000201000002000000020032E4BA903ED5A98C.png" xlink:type="simple" xlink:show="embed" xlink:actuate="onLoad" loext:mime-type="image/png">
            <text:p/>
          </draw:image>
        </draw:frame>
        <draw:frame draw:style-name="gr6" draw:text-style-name="P4" draw:layer="layout" svg:width="2.001cm" svg:height="2.001cm" svg:x="15.6cm" svg:y="7.799cm">
          <draw:image xlink:href="Pictures/10000201000002000000020032E4BA903ED5A98C.png" xlink:type="simple" xlink:show="embed" xlink:actuate="onLoad" loext:mime-type="image/png">
            <text:p/>
          </draw:image>
        </draw:frame>
        <draw:line draw:style-name="gr5" draw:text-style-name="P4" draw:layer="layout" svg:x1="5cm" svg:y1="13.7cm" svg:x2="5cm" svg:y2="16.2cm">
          <text:p/>
        </draw:line>
        <draw:line draw:style-name="gr5" draw:text-style-name="P4" draw:layer="layout" svg:x1="11.3cm" svg:y1="13.7cm" svg:x2="11.3cm" svg:y2="16.2cm">
          <text:p/>
        </draw:line>
        <draw:line draw:style-name="gr5" draw:text-style-name="P4" draw:layer="layout" svg:x1="16.5cm" svg:y1="13.7cm" svg:x2="16.5cm" svg:y2="16.2cm">
          <text:p/>
        </draw:line>
        <draw:frame draw:style-name="gr8" draw:text-style-name="P6" draw:layer="layout" svg:width="2.5cm" svg:height="1.03cm" draw:transform="rotate (1.5707963267949) translate (4.17cm 16.2cm)">
          <draw:text-box>
            <text:p text:style-name="P1"><text:span text:style-name="T3">NIO</text:span></text:p>
          </draw:text-box>
        </draw:frame>
        <draw:frame draw:style-name="gr8" draw:text-style-name="P7" draw:layer="layout" svg:width="2.5cm" svg:height="1.03cm" draw:transform="rotate (1.5707963267949) translate (2.77cm 16.2cm)">
          <draw:text-box>
            <text:p text:style-name="P1"><text:span text:style-name="T3">Socket</text:span></text:p>
          </draw:text-box>
        </draw:frame>
        <draw:frame draw:style-name="gr8" draw:text-style-name="P7" draw:layer="layout" svg:width="2.5cm" svg:height="1.03cm" draw:transform="rotate (1.5707963267949) translate (5.67cm 16.2cm)">
          <draw:text-box>
            <text:p text:style-name="P1"><text:span text:style-name="T3">Socket</text:span></text:p>
          </draw:text-box>
        </draw:frame>
        <draw:frame draw:style-name="gr8" draw:text-style-name="P6" draw:layer="layout" svg:width="2.5cm" svg:height="1.03cm" draw:transform="rotate (1.5707963267949) translate (10.47cm 16.2cm)">
          <draw:text-box>
            <text:p text:style-name="P1"><text:span text:style-name="T3">NIO</text:span></text:p>
          </draw:text-box>
        </draw:frame>
        <draw:frame draw:style-name="gr8" draw:text-style-name="P7" draw:layer="layout" svg:width="2.5cm" svg:height="1.03cm" draw:transform="rotate (1.5707963267949) translate (11.37cm 16.2cm)">
          <draw:text-box>
            <text:p text:style-name="P1"><text:span text:style-name="T3">Socket</text:span></text:p>
          </draw:text-box>
        </draw:frame>
        <draw:frame draw:style-name="gr8" draw:text-style-name="P7" draw:layer="layout" svg:width="2.5cm" svg:height="1.03cm" draw:transform="rotate (1.5707963267949) translate (16.57cm 16.2cm)">
          <draw:text-box>
            <text:p text:style-name="P1"><text:span text:style-name="T3">Socket</text:span></text:p>
          </draw:text-box>
        </draw:frame>
        <draw:frame draw:style-name="gr8" draw:text-style-name="P6" draw:layer="layout" svg:width="2.5cm" svg:height="1.03cm" draw:transform="rotate (1.5707963267949) translate (15.67cm 16.2cm)">
          <draw:text-box>
            <text:p text:style-name="P1"><text:span text:style-name="T3">NIO</text:span></text:p>
          </draw:text-box>
        </draw:frame>
        <draw:path draw:style-name="gr9" draw:text-style-name="P4" draw:layer="layout" svg:width="0.416cm" svg:height="3.233cm" draw:transform="skewX (0.0649262481741891) rotate (-2.98870181111509) translate (5.77671975911162cm 7.24373709612315cm)" svg:viewBox="0 0 417 3234" svg:d="M0 3202c167 135 355-191 117-372-250-191 226-246 90-541-73-158-301-439-128-593 158-141 192-338 203-544 10-192-40-305 104-558 93-164-59-401-17-594">
          <text:p/>
        </draw:path>
        <draw:custom-shape draw:style-name="gr10" draw:text-style-name="P3" xml:id="id1" draw:id="id1" draw:layer="layout" svg:width="3.1cm" svg:height="1.6cm" svg:x="12.35cm" svg:y="5.65cm">
          <text:p text:style-name="P1"><text:span text:style-name="T4">DistroStream</text:span></text:p>
          <text:p text:style-name="P1"><text:span text:style-name="T2">File/Ob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1.752cm" svg:height="1.752cm" svg:x="13cm" svg:y="4.1cm">
          <draw:image xlink:href="Pictures/10000201000000E1000000E168DEEF09D64092DA.png" xlink:type="simple" xlink:show="embed" xlink:actuate="onLoad" loext:mime-type="image/png">
            <text:p/>
          </draw:image>
        </draw:frame>
        <draw:frame draw:style-name="gr6" draw:text-style-name="P4" draw:layer="layout" svg:width="2.944cm" svg:height="3.2cm" svg:x="2cm" svg:y="4.1cm">
          <draw:image xlink:href="Pictures/10000201000000F200000107FE1278EC19143D39.png" xlink:type="simple" xlink:show="embed" xlink:actuate="onLoad" loext:mime-type="image/png">
            <text:p/>
          </draw:image>
        </draw:frame>
        <draw:custom-shape draw:style-name="gr11" draw:text-style-name="P8" draw:layer="layout" svg:width="4.1cm" svg:height="4.6cm" svg:x="1.9cm" svg:y="3cm">
          <text:p text:style-name="P1"><text:span text:style-name="T1">Applicati</text:span><text:span text:style-name="T1">on</text:span>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5.6cm" svg:y1="6.4cm" svg:x2="12.3cm" svg:y2="6.4cm">
          <text:p/>
        </draw:line>
        <draw:connector draw:style-name="gr13" draw:text-style-name="P1" draw:layer="layout" draw:line-skew="0cm -0.202cm" svg:x1="13.9cm" svg:y1="7.25cm" svg:x2="13.6cm" svg:y2="12.05cm" draw:start-shape="id1" draw:start-glue-point="2" draw:end-shape="id2" draw:end-glue-point="1" svg:d="M13900 7250v1775 3025h-300" svg:viewBox="0 0 301 4801">
          <text:p/>
        </draw:connector>
      </draw:page>
      <draw:page draw:name="page2" draw:style-name="dp1" draw:master-page-name="Default">
        <draw:custom-shape draw:style-name="gr14" draw:text-style-name="P10" xml:id="id5" draw:id="id5" draw:layer="layout" svg:width="5.5cm" svg:height="1.5cm" svg:x="7.2cm" svg:y="3.3cm">
          <text:p text:style-name="P9"><text:span text:style-name="T5">ObjectDis</text:span><text:span text:style-name="T5">troStr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3" draw:id="id3" draw:layer="layout" svg:width="5.5cm" svg:height="1.5cm" svg:x="1.2cm" svg:y="3.3cm">
          <text:p text:style-name="P9"><text:span text:style-name="T5">FileDistroStr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4" draw:id="id4" draw:layer="layout" svg:width="5.5cm" svg:height="1.5cm" svg:x="4.201cm" svg:y="6.301cm">
          <text:p text:style-name="P9"><text:span text:style-name="T5">DistroStr</text:span><text:span text:style-name="T5">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6" draw:id="id6" draw:layer="layout" svg:width="5.5cm" svg:height="1.5cm" svg:x="4.2cm" svg:y="9.2cm">
          <text:p text:style-name="P9"><text:span text:style-name="T5">DistroStream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0" draw:id="id10" draw:layer="layout" svg:width="5.5cm" svg:height="1.5cm" svg:x="4.2cm" svg:y="13.5cm">
          <text:p text:style-name="P9"><text:span text:style-name="T5">DistroStr</text:span><text:span text:style-name="T5">eamServ</text:span><text:span text:style-name="T5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8" draw:id="id8" draw:layer="layout" svg:width="5.5cm" svg:height="1.5cm" svg:x="14.2cm" svg:y="6.2cm">
          <text:p text:style-name="P9"><text:span text:style-name="T5">DistroStr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9" draw:id="id9" draw:layer="layout" svg:width="5.5cm" svg:height="1.5cm" svg:x="14.2cm" svg:y="9.2cm">
          <text:p text:style-name="P9"><text:span text:style-name="T5">DistroStre</text:span><text:span text:style-name="T5">am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7" draw:id="id7" draw:layer="layout" svg:width="5.5cm" svg:height="1.5cm" svg:x="14.2cm" svg:y="3.3cm">
          <text:p text:style-name="P9"><text:span text:style-name="T5">FileDistroStr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3.95cm" svg:y1="4.8cm" svg:x2="6.951cm" svg:y2="6.301cm" draw:start-shape="id3" draw:start-glue-point="2" draw:end-shape="id4" draw:end-glue-point="0" svg:d="M3950 4800v751h3001v750" svg:viewBox="0 0 3002 1502">
          <text:p/>
        </draw:connector>
        <draw:connector draw:style-name="gr17" draw:text-style-name="P1" draw:layer="layout" svg:x1="9.95cm" svg:y1="4.8cm" svg:x2="6.951cm" svg:y2="6.301cm" draw:start-shape="id5" draw:start-glue-point="2" draw:end-shape="id4" draw:end-glue-point="0" svg:d="M9950 4800v751h-2999v750" svg:viewBox="0 0 3000 1502">
          <text:p/>
        </draw:connector>
        <draw:connector draw:style-name="gr16" draw:text-style-name="P1" draw:layer="layout" svg:x1="6.951cm" svg:y1="7.801cm" svg:x2="6.95cm" svg:y2="9.2cm" draw:start-shape="id4" draw:start-glue-point="2" draw:end-shape="id6" draw:end-glue-point="0" svg:d="M6951 7801v700h-1v699" svg:viewBox="0 0 2 1400">
          <text:p/>
        </draw:connector>
        <draw:connector draw:style-name="gr17" draw:text-style-name="P1" draw:layer="layout" svg:x1="16.95cm" svg:y1="4.8cm" svg:x2="16.95cm" svg:y2="6.2cm" draw:start-shape="id7" draw:start-glue-point="2" draw:end-shape="id8" svg:d="M16950 4800v1400" svg:viewBox="0 0 1 1401">
          <text:p/>
        </draw:connector>
        <draw:connector draw:style-name="gr16" draw:text-style-name="P1" draw:layer="layout" svg:x1="16.95cm" svg:y1="7.7cm" svg:x2="16.95cm" svg:y2="9.2cm" draw:start-shape="id8" draw:start-glue-point="2" draw:end-shape="id9" draw:end-glue-point="0" svg:d="M16950 7700v1500" svg:viewBox="0 0 1 1501">
          <text:p/>
        </draw:connector>
        <draw:connector draw:style-name="gr16" draw:text-style-name="P1" draw:layer="layout" svg:x1="6.95cm" svg:y1="10.7cm" svg:x2="6.95cm" svg:y2="13.5cm" draw:start-shape="id6" draw:start-glue-point="2" draw:end-shape="id10" draw:end-glue-point="0" svg:d="M6950 10700v2800" svg:viewBox="0 0 1 2801">
          <text:p/>
        </draw:connector>
        <draw:connector draw:style-name="gr16" draw:text-style-name="P1" draw:layer="layout" svg:x1="16.95cm" svg:y1="10.7cm" svg:x2="9.7cm" svg:y2="14.25cm" draw:start-shape="id9" draw:start-glue-point="2" draw:end-shape="id10" draw:end-glue-point="1" svg:d="M16950 10700v3550h-7250" svg:viewBox="0 0 7251 3551">
          <text:p/>
        </draw:connector>
        <draw:frame draw:style-name="gr18" draw:text-style-name="P13" draw:layer="layout" svg:width="0.6cm" svg:height="0.878cm" svg:x="6.8cm" svg:y="7.738cm">
          <draw:text-box>
            <text:p text:style-name="P12">*</text:p>
          </draw:text-box>
        </draw:frame>
        <draw:frame draw:style-name="gr19" draw:text-style-name="P15" draw:layer="layout" svg:width="1.1cm" svg:height="0.802cm" svg:x="6.8cm" svg:y="8.498cm">
          <draw:text-box>
            <text:p text:style-name="P14"><text:span text:style-name="T6">1</text:span></text:p>
          </draw:text-box>
        </draw:frame>
        <draw:connector draw:style-name="gr16" draw:text-style-name="P1" draw:layer="layout" svg:x1="6.951cm" svg:y1="10.701cm" svg:x2="6.95cm" svg:y2="12.1cm" svg:d="M6951 10701v700h-1v699" svg:viewBox="0 0 2 1400">
          <text:p/>
        </draw:connector>
        <draw:frame draw:style-name="gr18" draw:text-style-name="P13" draw:layer="layout" svg:width="0.6cm" svg:height="0.878cm" svg:x="6.8cm" svg:y="10.638cm">
          <draw:text-box>
            <text:p text:style-name="P12">*</text:p>
          </draw:text-box>
        </draw:frame>
        <draw:frame draw:style-name="gr19" draw:text-style-name="P15" draw:layer="layout" svg:width="1.1cm" svg:height="0.802cm" svg:x="6.8cm" svg:y="12.698cm">
          <draw:text-box>
            <text:p text:style-name="P14"><text:span text:style-name="T6">1</text:span></text:p>
          </draw:text-box>
        </draw:frame>
        <draw:custom-shape draw:style-name="gr20" draw:text-style-name="P16" draw:layer="layout" svg:width="3.3cm" svg:height="1.1cm" svg:x="12.9cm" svg:y="13.6cm">
          <text:p text:style-name="P9"><text:span text:style-name="T5">Reque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16.951cm" svg:y1="7.801cm" svg:x2="16.95cm" svg:y2="9.2cm" svg:d="M16951 7801v700h-1v699" svg:viewBox="0 0 2 1400">
          <text:p/>
        </draw:connector>
        <draw:frame draw:style-name="gr18" draw:text-style-name="P13" draw:layer="layout" svg:width="0.6cm" svg:height="0.878cm" svg:x="16.8cm" svg:y="7.738cm">
          <draw:text-box>
            <text:p text:style-name="P12">*</text:p>
          </draw:text-box>
        </draw:frame>
        <draw:frame draw:style-name="gr19" draw:text-style-name="P15" draw:layer="layout" svg:width="1.1cm" svg:height="0.802cm" svg:x="16.8cm" svg:y="8.498cm">
          <draw:text-box>
            <text:p text:style-name="P14"><text:span text:style-name="T6">1</text:span></text:p>
          </draw:text-box>
        </draw:frame>
        <draw:frame draw:style-name="gr18" draw:text-style-name="P13" draw:layer="layout" svg:width="0.6cm" svg:height="0.878cm" svg:x="16.3cm" svg:y="10.638cm">
          <draw:text-box>
            <text:p text:style-name="P12">*</text:p>
          </draw:text-box>
        </draw:frame>
        <draw:frame draw:style-name="gr19" draw:text-style-name="P15" draw:layer="layout" svg:width="1.1cm" svg:height="0.802cm" svg:x="9.6cm" svg:y="13.498cm">
          <draw:text-box>
            <text:p text:style-name="P14"><text:span text:style-name="T6">1</text:span></text:p>
          </draw:text-box>
        </draw:frame>
        <draw:custom-shape draw:style-name="gr20" draw:text-style-name="P16" draw:layer="layout" svg:width="3.3cm" svg:height="1.1cm" svg:x="5.3cm" svg:y="11.5cm">
          <text:p text:style-name="P9"><text:span text:style-name="T5">Reque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3.695cm" svg:height="1.794cm" svg:x="5.305cm" svg:y="1.106cm">
          <draw:image xlink:href="Pictures/10000201000002B20000014F4FE2E33FE33CB0C1.png" xlink:type="simple" xlink:show="embed" xlink:actuate="onLoad" loext:mime-type="image/png">
            <text:p/>
          </draw:image>
        </draw:frame>
        <draw:frame draw:style-name="gr21" draw:text-style-name="P1" draw:layer="layout" svg:width="5.117cm" svg:height="1.728cm" svg:x="14.183cm" svg:y="1.272cm">
          <draw:image xlink:href="Pictures/1000020100000259000000CBF84DD856A652DBAB.png" xlink:type="simple" xlink:show="embed" xlink:actuate="onLoad" loext:mime-type="image/png">
            <text:p/>
          </draw:image>
        </draw:frame>
        <draw:line draw:style-name="gr22" draw:text-style-name="P4" draw:layer="layout" svg:x1="13.2cm" svg:y1="1.2cm" svg:x2="13.2cm" svg:y2="1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 Linotype1" svg:font-family="'Palatino Linotype'" style:font-family-generic="roman"/>
    <style:font-face style:name="Palatino Linotype2" svg:font-family="'Palatino Linotype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2T11:05:43.567263415</meta:creation-date>
    <dc:date>2019-07-02T15:46:33.527965477</dc:date>
    <meta:editing-duration>PT50M47S</meta:editing-duration>
    <meta:editing-cycles>7</meta:editing-cycles>
    <meta:generator>LibreOffice/6.1.5.2$Linux_X86_64 LibreOffice_project/10$Build-2</meta:generator>
    <meta:document-statistic meta:object-count="64"/>
  </office:meta>
</office:document-meta>
</file>